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006e" officeooo:paragraph-rsid="0000006e"/>
    </style:style>
    <style:style style:name="P2" style:family="paragraph" style:parent-style-name="Standard" style:list-style-name="L1">
      <style:text-properties officeooo:rsid="0000006e" officeooo:paragraph-rsid="0000006e"/>
    </style:style>
    <style:style style:name="P3" style:family="paragraph" style:parent-style-name="Standard" style:list-style-name="L1">
      <style:text-properties officeooo:paragraph-rsid="0000006e"/>
    </style:style>
    <style:style style:name="P4" style:family="paragraph" style:parent-style-name="Standard">
      <style:text-properties officeooo:rsid="00016ac4" officeooo:paragraph-rsid="00016ac4"/>
    </style:style>
    <style:style style:name="P5" style:family="paragraph" style:parent-style-name="Standard" style:list-style-name="L2">
      <style:text-properties officeooo:rsid="00016ac4" officeooo:paragraph-rsid="00016ac4"/>
    </style:style>
    <style:style style:name="T1" style:family="text">
      <style:text-properties officeooo:rsid="0000006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15 c)</text:p>
      <text:list xml:id="list3434524563" text:style-name="L1">
        <text:list-item>
          <text:p text:style-name="P2">Creo una variabile x</text:p>
        </text:list-item>
        <text:list-item>
          <text:p text:style-name="P2">creo una variabile somma</text:p>
        </text:list-item>
        <text:list-item>
          <text:p text:style-name="P2">istanzio a 0 entrambe</text:p>
        </text:list-item>
        <text:list-item>
          <text:p text:style-name="P3"><text:span text:style-name="T1">Creo un ciclo iterativo di tipo while</text:span></text:p>
        </text:list-item>
        <text:list-item>
          <text:p text:style-name="P2">metto la condizione che il ciclo continua finché x&gt;=0</text:p>
        </text:list-item>
        <text:list-item>
          <text:p text:style-name="P2">Chiedo all’utente di inserire un numero positivo per calcolarne la somma e di inserire -1 se non si hanno numeri da stampare</text:p>
        </text:list-item>
        <text:list-item>
          <text:p text:style-name="P2">se x è &gt; 0 sommo l’inserimento alla somma</text:p>
        </text:list-item>
        <text:list-item>
          <text:p text:style-name="P2">quando l’utente inserisce -1 stampo la variabile somma</text:p>
        </text:list-item>
      </text:list>
      <text:p text:style-name="P1"/>
      <text:p text:style-name="P4">3.16)</text:p>
      <text:list xml:id="list1617996031" text:style-name="L2">
        <text:list-item>
          <text:p text:style-name="P5">Creo una variabile litri = 1</text:p>
        </text:list-item>
        <text:list-item>
          <text:p text:style-name="P5">Creo una variabile km = 0</text:p>
        </text:list-item>
        <text:list-item>
          <text:p text:style-name="P5">Creo una variabile media = 0</text:p>
        </text:list-item>
        <text:list-item>
          <text:p text:style-name="P5">Creo una variabile count = 0</text:p>
        </text:list-item>
        <text:list-item>
          <text:p text:style-name="P5">Creo un ciclo while</text:p>
        </text:list-item>
        <text:list-item>
          <text:p text:style-name="P5">impongo che la condizione del ciclo deve essere che litri &gt;0</text:p>
        </text:list-item>
        <text:list-item>
          <text:p text:style-name="P5">Chiedo all’utente di inserire un numero di litri inserito positivo per calcolare la media altrimenti può inserire -1 e ottenere il risultato</text:p>
        </text:list-item>
        <text:list-item>
          <text:p text:style-name="P5">divido km/litri e sommo il risultato alla media</text:p>
        </text:list-item>
        <text:list-item>
          <text:p text:style-name="P5">incremento di 1 count</text:p>
        </text:list-item>
        <text:list-item>
          <text:p text:style-name="P5">continuo finché l’utente non inserisce -1</text:p>
        </text:list-item>
        <text:list-item>
          <text:p text:style-name="P5">divido media/count e stampo il risultat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6T23:16:35.002000000</dc:date>
    <meta:editing-duration>PT13M21S</meta:editing-duration>
    <meta:editing-cycles>1</meta:editing-cycles>
    <meta:document-statistic meta:table-count="0" meta:image-count="0" meta:object-count="0" meta:page-count="1" meta:paragraph-count="21" meta:word-count="174" meta:character-count="903" meta:non-whitespace-character-count="769"/>
    <meta:generator>LibreOffice/7.1.0.3$Windows_X86_64 LibreOffice_project/f6099ecf3d29644b5008cc8f48f42f4a40986e4c</meta:generator>
  </office:meta>
</office:document-meta>
</file>